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Field">
      <style:text-properties fo:font-weight="normal" style:font-weight-asian="normal" style:font-weight-complex="normal"/>
    </style:style>
    <style:style style:name="P2" style:family="paragraph" style:parent-style-name="Table_20_Field" style:master-page-name="">
      <style:paragraph-properties fo:margin-left="2.028in" fo:margin-right="0in" fo:margin-top="0in" fo:margin-bottom="0in" fo:line-height="115%" fo:text-align="start" style:justify-single-word="false" fo:orphans="2" fo:widows="2" fo:text-indent="-1.0181in" style:auto-text-indent="false" style:page-number="auto" fo:break-before="auto" fo:break-after="auto" style:writing-mode="lr-tb"/>
    </style:style>
    <style:style style:name="P3" style:family="paragraph" style:parent-style-name="Standard">
      <style:paragraph-properties fo:line-height="115%" style:writing-mode="lr-tb"/>
      <style:text-properties style:font-name="Times New Roman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Times New Roman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/>
    </style:style>
    <style:style style:name="P8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font-name="Times New Roman"/>
    </style:style>
    <style:style style:name="P10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Times New Roman"/>
    </style:style>
    <style:style style:name="P11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line-height="115%" fo:text-indent="0.5in" style:auto-text-indent="false" style:writing-mode="lr-tb"/>
      <style:text-properties style:font-name="Times New Roman"/>
    </style:style>
    <style:style style:name="P13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  <style:text-properties style:font-name="Times New Roman"/>
    </style:style>
    <style:style style:name="P14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  <style:text-properties style:font-name="Times New Roman" fo:font-weight="bold" style:font-weight-asian="bold" style:font-weight-complex="bold"/>
    </style:style>
    <style:style style:name="P1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Times New Roman"/>
    </style:style>
    <style:style style:name="P16" style:family="paragraph" style:parent-style-name="Standard">
      <style:paragraph-properties fo:margin-left="0.5in" fo:margin-right="0in" fo:line-height="115%" fo:text-indent="0.5in" style:auto-text-indent="false" fo:break-before="auto" fo:break-after="auto" style:writing-mode="lr-tb"/>
      <style:text-properties style:font-name="Times New Roman"/>
    </style:style>
    <style:style style:name="P17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style:font-name="Times New Roman"/>
    </style:style>
    <style:style style:name="P18" style:family="paragraph" style:parent-style-name="Standard">
      <style:paragraph-properties fo:margin-left="0.5in" fo:margin-right="0in" fo:line-height="115%" fo:text-indent="0in" style:auto-text-indent="false" style:writing-mode="lr-tb"/>
      <style:text-properties style:font-name="Times New Roman"/>
    </style:style>
    <style:style style:name="P19" style:family="paragraph" style:parent-style-name="Standard">
      <style:paragraph-properties fo:margin-left="0.5in" fo:margin-right="0in" fo:line-height="115%" fo:text-indent="0in" style:auto-text-indent="false" style:writing-mode="lr-tb"/>
      <style:text-properties style:font-name="Times New Roman" fo:font-size="11pt" style:font-size-asian="11pt" style:font-size-complex="11pt"/>
    </style:style>
    <style:style style:name="P20" style:family="paragraph" style:parent-style-name="Standard" style:master-page-name="">
      <style:paragraph-properties fo:margin-left="2.6602in" fo:margin-right="0in" fo:margin-top="0in" fo:margin-bottom="0in" fo:line-height="115%" fo:text-align="start" style:justify-single-word="false" fo:orphans="2" fo:widows="2" fo:text-indent="-1.6425in" style:auto-text-indent="false" style:page-number="auto" fo:break-before="auto" fo:break-after="auto" style:writing-mode="lr-tb"/>
      <style:text-properties style:font-name="Times New Roman"/>
    </style:style>
    <style:style style:name="P21" style:family="paragraph" style:parent-style-name="Standard" style:master-page-name="">
      <style:paragraph-properties fo:margin-left="3.1102in" fo:margin-right="0in" fo:margin-top="0in" fo:margin-bottom="0in" fo:line-height="115%" fo:text-align="start" style:justify-single-word="false" fo:orphans="2" fo:widows="2" fo:text-indent="-2.1102in" style:auto-text-indent="false" style:page-number="auto" fo:break-before="auto" fo:break-after="auto" style:writing-mode="lr-tb"/>
      <style:text-properties style:font-name="Times New Roman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Use</text:span><text:span text:style-name="T1">-</text:span><text:span text:style-name="T1">Cases</text:span></text:p>
      <text:p text:style-name="P4"/>
      <text:p text:style-name="P5">Phase I</text:p>
      <text:p text:style-name="P5"><text:tab/>Usaers</text:p>
      <text:p text:style-name="P6"><text:span text:style-name="T2"><text:tab/><text:tab/>Add user </text:span></text:p>
      <text:p text:style-name="P6"><text:span text:style-name="T2"><text:tab/><text:tab/>Edit user Info</text:span></text:p>
      <text:p text:style-name="P3"><text:span text:style-name="T2"><text:tab/><text:tab/>Active/deactivate user </text:span></text:p>
      <text:p text:style-name="P6"><text:span text:style-name="T2"><text:tab/>User <text:s/>Change Password screen</text:span></text:p>
      <text:p text:style-name="P6"><text:span text:style-name="T2"><text:tab/>User Recover Password Screen<text:tab/></text:span></text:p>
      <text:p text:style-name="P17"><text:span text:style-name="T2">Sign on/off shift</text:span></text:p>
      <text:p text:style-name="P17"><text:span text:style-name="T2"><text:tab/>User Clock in - <text:s/></text:span><text:span text:style-name="T5">Assign radio Display Name, mark in service, pick/assign hilltops</text:span></text:p>
      <text:p text:style-name="P17"><text:span text:style-name="T2"><text:tab/>Hill Chief <text:s/>Adjust Time Clock page – </text:span><text:span text:style-name="T4">change time, sign out user</text:span></text:p>
      <text:p text:style-name="P18"><text:span text:style-name="T2"><text:tab/>Create Hours report – </text:span><text:span text:style-name="T4">csv emailed to Chris, when last patrol users signs out</text:span></text:p>
      <text:p text:style-name="P18"><text:span text:style-name="T2">Dispatch Console</text:span></text:p>
      <text:p text:style-name="P18"><text:span text:style-name="T2"><text:tab/>List Active users, sign in time, inservice state, radio name</text:span></text:p>
      <text:p text:style-name="P18"><text:span text:style-name="T2"><text:tab/>List Docs on</text:span></text:p>
      <text:p text:style-name="P18"><text:span text:style-name="T2"><text:tab/>List active Incidents <text:s/></text:span></text:p>
      <text:p text:style-name="P18"><text:span text:style-name="T2"><text:tab/>List active injuries – </text:span><text:span text:style-name="T14">Status (reported, primary assigned, backup assigned, found)</text:span></text:p>
      <text:p text:style-name="P18"><text:span text:style-name="T2"><text:tab/>List Hill top assignments – </text:span><text:span text:style-name="T14">current, and up coming</text:span></text:p>
      <text:p text:style-name="P18"><text:span text:style-name="T14"><text:tab/></text:span><text:span text:style-name="T8">List Open status – </text:span><text:span text:style-name="T14">sweep completed, assign to, conditions </text:span></text:p>
      <text:p text:style-name="P21"><text:span text:style-name="T2">List Trail closing assignments – </text:span><text:span text:style-name="T14">sweep completed, assigned to, special notes (pull ropes, pop fence, etc) <text:s/></text:span></text:p>
      <text:p text:style-name="P20"><text:span text:style-name="T2">Map with geo locations - </text:span><text:span text:style-name="T5">a</text:span><text:span text:style-name="T14">ll inservice patrollers, Active Mtn Hosts, active Located incidents, active Located injuries</text:span></text:p>
      <text:p text:style-name="P19"><text:span text:style-name="T2">Incident </text:span></text:p>
      <text:p text:style-name="P18"><text:span text:style-name="T13"><text:tab/>Create Incident</text:span></text:p>
      <text:p text:style-name="P18"><text:span text:style-name="T13"><text:tab/>Assign user to incident</text:span></text:p>
      <text:p text:style-name="P18"><text:span text:style-name="T13"><text:tab/>Assign backup to incident</text:span></text:p>
      <text:p text:style-name="P18"><text:span text:style-name="T13"><text:tab/>Mark Found –</text:span><text:span text:style-name="T15"> if injury type create Injure in table. </text:span></text:p>
      <text:p text:style-name="P18"><text:span text:style-name="T15"><text:tab/></text:span><text:span text:style-name="T9">In Route – </text:span><text:span text:style-name="T16">True/False</text:span></text:p>
      <text:p text:style-name="P18"><text:span text:style-name="T9"><text:tab/>Ambulance – </text:span><text:span text:style-name="T16">List (unknown, needed, called, Here) </text:span></text:p>
      <text:p text:style-name="P18"><text:span text:style-name="T16"><text:tab/></text:span></text:p>
      <text:p text:style-name="P18"><text:span text:style-name="T13"><text:tab/></text:span></text:p>
      <text:p text:style-name="P18"><text:span text:style-name="T13"><text:tab/></text:span></text:p>
      <text:p text:style-name="P3"><text:span text:style-name="T2"/></text:p>
      <text:p text:style-name="P3"><text:span text:style-name="T2">Hill Chief Display off Shift Swap for Current Shift</text:span></text:p>
      <text:p text:style-name="P6"><text:span text:style-name="T2"/></text:p>
      <text:p text:style-name="P3"><text:span text:style-name="T2">Phase II </text:span></text:p>
      <text:p text:style-name="P3"><text:span text:style-name="T2"><text:tab/>Dispatch Console</text:span></text:p>
      <text:p text:style-name="P3"><text:span text:style-name="T2"><text:tab/><text:tab/>List Toboggan Location Status</text:span></text:p>
      <text:p text:style-name="P3"><text:span text:style-name="T2"><text:tab/><text:tab/></text:span></text:p>
      <text:p text:style-name="P3"><text:span text:style-name="T2"><text:tab/>Patrol Shift Schedules </text:span></text:p>
      <text:p text:style-name="P13"><text:span text:style-name="T2"><text:tab/>View Your Shift Assignment, Swaps, Special Shifts</text:span></text:p>
      <text:p text:style-name="P13"><text:span text:style-name="T2"><text:tab/>View Shift Schedules – </text:span><text:span text:style-name="T4">List shifts, start, end, DOW, current hill-chief</text:span></text:p>
      <text:p text:style-name="P12"><text:span text:style-name="T4"><text:tab/></text:span><text:span text:style-name="T7">View Shift Blocks</text:span><text:span text:style-name="T3"> – </text:span><text:span text:style-name="T4">List shift blocks </text:span></text:p>
      <text:p text:style-name="P12"><text:span text:style-name="T4"><text:tab/></text:span><text:span text:style-name="T2">Define a Shift Block </text:span></text:p>
      <text:p text:style-name="P13"><text:soft-page-break/><text:span text:style-name="T2"><text:tab/></text:span><text:span text:style-name="T2">Add</text:span></text:p>
      <text:p text:style-name="P13"><text:span text:style-name="T2"><text:tab/></text:span><text:span text:style-name="T2">Change</text:span></text:p>
      <text:p text:style-name="P13"><text:span text:style-name="T2"><text:tab/></text:span><text:span text:style-name="T2">Remove</text:span></text:p>
      <text:p text:style-name="P13"><text:span text:style-name="T2"><text:tab/></text:span><text:span text:style-name="T2">Copy</text:span><text:span text:style-name="T2"> ???</text:span></text:p>
      <text:p text:style-name="P13"><text:span text:style-name="T2">Copy Shift Block to Shift</text:span></text:p>
      <text:p text:style-name="P13"><text:span text:style-name="T2"><text:tab/>Display Swaps – normal patroller, </text:span></text:p>
      <text:p text:style-name="P16"><text:span text:style-name="T2">remove</text:span><text:span text:style-name="T2"> </text:span><text:span text:style-name="T2">conflicts</text:span></text:p>
      <text:p text:style-name="P6"><text:span text:style-name="T2"><text:tab/>Shift swap</text:span></text:p>
      <text:p text:style-name="P13"><text:span text:style-name="T2"><text:tab/>Employee Submit Shift Swap</text:span></text:p>
      <text:p text:style-name="P12"><text:span text:style-name="T2"><text:tab/>Employee Display Shift Swaps Status </text:span></text:p>
      <text:p text:style-name="P10"><text:span text:style-name="T2">Phase III </text:span></text:p>
      <text:p text:style-name="P10"><text:span text:style-name="T2"><text:tab/></text:span></text:p>
      <text:p text:style-name="P13"><text:span text:style-name="T2">Link</text:span><text:span text:style-name="T2"> </text:span><text:span text:style-name="T2">Employee</text:span><text:span text:style-name="T2"> </text:span><text:span text:style-name="T2">Schedule</text:span><text:span text:style-name="T2"> </text:span><text:span text:style-name="T2">to</text:span><text:span text:style-name="T2"> </text:span><text:span text:style-name="T2">Employee</text:span><text:span text:style-name="T2">’</text:span><text:span text:style-name="T2">s</text:span><text:span text:style-name="T2"> </text:span><text:span text:style-name="T2">Google</text:span><text:span text:style-name="T2"> </text:span><text:span text:style-name="T2">Calendar</text:span></text:p>
      <text:p text:style-name="P13"><text:span text:style-name="T2">Create</text:span><text:span text:style-name="T2"> </text:span><text:span text:style-name="T2">Employee</text:span><text:span text:style-name="T2"> </text:span><text:span text:style-name="T2">Work</text:span><text:span text:style-name="T2"> </text:span><text:span text:style-name="T2">Restriction</text:span></text:p>
      <text:p text:style-name="P13"><text:span text:style-name="T2">Create</text:span><text:span text:style-name="T2"> </text:span><text:span text:style-name="T2">Coverage</text:span><text:span text:style-name="T2"> </text:span><text:span text:style-name="T2">Hours</text:span></text:p>
      <text:p text:style-name="P13"><text:span text:style-name="T2">Display</text:span><text:span text:style-name="T2"> </text:span><text:span text:style-name="T2">Daily</text:span><text:span text:style-name="T2">/</text:span><text:span text:style-name="T2">and</text:span><text:span text:style-name="T2"> </text:span><text:span text:style-name="T2">weekly</text:span><text:span text:style-name="T2"> </text:span><text:span text:style-name="T2">total</text:span><text:span text:style-name="T2"> </text:span><text:span text:style-name="T2">hours</text:span><text:span text:style-name="T2"> </text:span><text:span text:style-name="T2">vs</text:span><text:span text:style-name="T2"> 4 </text:span><text:span text:style-name="T2">week</text:span><text:span text:style-name="T2"> </text:span><text:span text:style-name="T2">average</text:span><text:span text:style-name="T2">/</text:span><text:span text:style-name="T2">Last</text:span><text:span text:style-name="T2"> </text:span><text:span text:style-name="T2">year</text:span><text:span text:style-name="T2"> </text:span><text:span text:style-name="T2">this</text:span><text:span text:style-name="T2"> </text:span><text:span text:style-name="T2">week</text:span><text:span text:style-name="T2">. </text:span></text:p>
      <text:p text:style-name="P13"><text:span text:style-name="T2">Display</text:span><text:span text:style-name="T2"> </text:span><text:span text:style-name="T2">Daily</text:span><text:span text:style-name="T2">/</text:span><text:span text:style-name="T2">weekly</text:span><text:span text:style-name="T2"> </text:span><text:span text:style-name="T2">total</text:span><text:span text:style-name="T2"> $ </text:span><text:span text:style-name="T2">vs</text:span><text:span text:style-name="T2"> 4 </text:span><text:span text:style-name="T2">week</text:span><text:span text:style-name="T2"> </text:span><text:span text:style-name="T2">average</text:span><text:span text:style-name="T2"> </text:span></text:p>
      <text:p text:style-name="P13"><text:span text:style-name="T2">Create</text:span><text:span text:style-name="T2"> </text:span><text:span text:style-name="T2">Budget</text:span><text:span text:style-name="T2"> </text:span><text:span text:style-name="T2">for</text:span><text:span text:style-name="T2"> </text:span><text:span text:style-name="T2">Schedule</text:span></text:p>
      <text:p text:style-name="P13"><text:span text:style-name="T2">View</text:span><text:span text:style-name="T2"> </text:span><text:span text:style-name="T2">real</text:span><text:span text:style-name="T2"> </text:span><text:span text:style-name="T2">time</text:span><text:span text:style-name="T2">/</text:span><text:span text:style-name="T2">dollars</text:span><text:span text:style-name="T2"> </text:span><text:span text:style-name="T2">vs</text:span><text:span text:style-name="T2"> </text:span><text:span text:style-name="T2">actual</text:span><text:span text:style-name="T2"> </text:span><text:span text:style-name="T2">time</text:span><text:span text:style-name="T2">/</text:span><text:span text:style-name="T2">dollars</text:span><text:span text:style-name="T2"> </text:span></text:p>
      <text:p text:style-name="P13"><text:span text:style-name="T2">View</text:span><text:span text:style-name="T2"> </text:span><text:span text:style-name="T2">Year</text:span><text:span text:style-name="T2"> </text:span><text:span text:style-name="T2">to</text:span><text:span text:style-name="T2"> </text:span><text:span text:style-name="T2">date</text:span><text:span text:style-name="T2"> </text:span><text:span text:style-name="T2">Budget</text:span><text:span text:style-name="T2"> </text:span><text:span text:style-name="T2">vs</text:span><text:span text:style-name="T2"> </text:span><text:span text:style-name="T2">last</text:span><text:span text:style-name="T2"> </text:span><text:span text:style-name="T2">year</text:span><text:span text:style-name="T2"> </text:span><text:span text:style-name="T2">to</text:span><text:span text:style-name="T2"> </text:span><text:span text:style-name="T2">date</text:span></text:p>
      <text:p text:style-name="P13"><text:span text:style-name="T2">View</text:span><text:span text:style-name="T2"> </text:span><text:span text:style-name="T2">payroll</text:span><text:span text:style-name="T2"> </text:span><text:span text:style-name="T2">adjusted</text:span><text:span text:style-name="T2"> </text:span><text:span text:style-name="T2">for</text:span><text:span text:style-name="T2"> </text:span><text:span text:style-name="T2">Sales</text:span><text:span text:style-name="T2"> </text:span></text:p>
      <text:p text:style-name="P13"><text:span text:style-name="T2">Request</text:span><text:span text:style-name="T2"> </text:span><text:span text:style-name="T2">status</text:span><text:span text:style-name="T2"> </text:span><text:span text:style-name="T2">mini</text:span><text:span text:style-name="T2"> </text:span><text:span text:style-name="T2">Main</text:span><text:span text:style-name="T2"> </text:span><text:span text:style-name="T2">Page</text:span><text:span text:style-name="T2"> </text:span><text:span text:style-name="T2">Display</text:span></text:p>
      <text:p text:style-name="P8"><text:tab/>Patroller Injured </text:p>
      <text:p text:style-name="P11"><text:tab/>Patroller Injured cleared for return</text:p>
      <text:p text:style-name="P11"><text:tab/>View Season </text:p>
      <text:p text:style-name="P11"><text:tab/>View Season Roster</text:p>
      <text:p text:style-name="P11"><text:tab/>View Patrollers Active Seasons </text:p>
      <text:p text:style-name="P11"><text:tab/></text:p>
      <text:p text:style-name="P11"><text:tab/></text:p>
      <text:p text:style-name="P9"><text:span text:style-name="T2"><text:s/></text:span></text:p>
      <text:p text:style-name="P8">Patroller Skills - <text:span text:style-name="T4">Skill is what an Patroller is trained to do. IE Hill chief, mentor, OEC Trainer, OET Trainer</text:span></text:p>
      <text:p text:style-name="P9"><text:span text:style-name="T2"><text:tab/><text:tab/>Add Skill - </text:span></text:p>
      <text:p text:style-name="P9"><text:span text:style-name="T2"><text:tab/><text:tab/></text:span><text:span text:style-name="T2">Edit</text:span><text:span text:style-name="T2"> </text:span><text:span text:style-name="T2">a</text:span><text:span text:style-name="T2"> </text:span><text:span text:style-name="T2">Skill</text:span></text:p>
      <text:p text:style-name="P9"><text:span text:style-name="T2"><text:tab/><text:tab/></text:span><text:span text:style-name="T2">Display</text:span><text:span text:style-name="T2"> </text:span><text:span text:style-name="T2">Service</text:span><text:span text:style-name="T2"> </text:span><text:span text:style-name="T2">Type</text:span><text:span text:style-name="T2"> </text:span><text:span text:style-name="T2">assigned</text:span><text:span text:style-name="T2"> </text:span><text:span text:style-name="T2">to</text:span><text:span text:style-name="T2"> </text:span><text:span text:style-name="T2">a</text:span><text:span text:style-name="T2"> </text:span><text:span text:style-name="T2">skill</text:span></text:p>
      <text:p text:style-name="P9"><text:span text:style-name="T2"><text:tab/><text:tab/></text:span><text:span text:style-name="T2">Remove</text:span><text:span text:style-name="T2"> </text:span><text:span text:style-name="T2">a</text:span><text:span text:style-name="T2"> </text:span><text:span text:style-name="T2">Skill</text:span></text:p>
      <text:p text:style-name="P9"><text:span text:style-name="T2"><text:tab/><text:tab/></text:span><text:span text:style-name="T2">Load</text:span><text:span text:style-name="T2"> </text:span><text:span text:style-name="T2">Default</text:span><text:span text:style-name="T2"> </text:span><text:span text:style-name="T2">Skill</text:span><text:span text:style-name="T2"> </text:span><text:span text:style-name="T2">List</text:span></text:p>
      <text:p text:style-name="P6"><text:span text:style-name="T2"/></text:p>
      <text:p text:style-name="P13"><text:span text:style-name="T3"/></text:p>
      <text:p text:style-name="P14"/>
      <text:p text:style-name="P6"><text:span text:style-name="T2"/></text:p>
      <text:p text:style-name="P9"><text:span text:style-name="T2"/></text:p>
      <text:p text:style-name="P5"><text:span text:style-name="T2"/></text:p>
      <text:p text:style-name="P8">Table Structor</text:p>
      <text:p text:style-name="Table"><text:tab/>Radio User ID<text:span text:style-name="T8"> </text:span></text:p>
      <text:p text:style-name="Table"><text:span text:style-name="T8"><text:tab/><text:tab/>User ID – auto number</text:span></text:p>
      <text:p text:style-name="Table_20_Field"><text:soft-page-break/><text:tab/><text:tab/>First Name <text:s/>- varchar 25</text:p>
      <text:p text:style-name="Table_20_Field"><text:tab/><text:tab/>Last Name - varchar 25</text:p>
      <text:p text:style-name="Table_20_Field"><text:tab/><text:tab/>National ID – 8 digit number for patrollers </text:p>
      <text:p text:style-name="Table_20_Field"><text:tab/><text:tab/>employee ID – HR number for employees </text:p>
      <text:p text:style-name="P2">User Type – List: Patroller, Mtn Host, Hill Chief, Trainer, lift supervisor, Snowmaking, Security, Management, Lifts, Ski school, Race </text:p>
      <text:p text:style-name="Table_20_Field"><text:tab/><text:tab/>Acitive – True/Fales</text:p>
      <text:p text:style-name="Table_20_Field"><text:tab/><text:tab/>email address – varchar 255</text:p>
      <text:p text:style-name="Table_20_Field"><text:tab/><text:tab/>Radio Display Name – varchar 10</text:p>
      <text:p text:style-name="Table_20_Field"><text:tab/><text:tab/>Phone 1 – varchar 15</text:p>
      <text:p text:style-name="Table_20_Field"><text:tab/><text:tab/>Phone 1 Type – varchar 15</text:p>
      <text:p text:style-name="Table_20_Field"><text:tab/><text:tab/>Phone 2 - varchar 15</text:p>
      <text:p text:style-name="Table_20_Field"><text:tab/><text:tab/>Phone 2 Type -varchar 15<text:tab/></text:p>
      <text:p text:style-name="Table_20_Field"><text:tab/><text:tab/>Phone 3 -varchar 15</text:p>
      <text:p text:style-name="Table_20_Field"><text:tab/><text:tab/>Phone 3 Type -varchar 15</text:p>
      <text:p text:style-name="Table_20_Field"><text:tab/><text:tab/>Primary Address ID - int</text:p>
      <text:p text:style-name="Table"><text:tab/>Address</text:p>
      <text:p text:style-name="Table_20_Field"><text:tab/><text:tab/>ID – Auto number</text:p>
      <text:p text:style-name="Table_20_Field"><text:tab/><text:tab/>Street 1</text:p>
      <text:p text:style-name="Table_20_Field"><text:tab/><text:tab/>Street 2</text:p>
      <text:p text:style-name="Table_20_Field"><text:tab/><text:tab/>City</text:p>
      <text:p text:style-name="Table_20_Field"><text:tab/><text:tab/>State</text:p>
      <text:p text:style-name="Table_20_Field"><text:tab/><text:tab/>Zip Code</text:p>
      <text:p text:style-name="Table"><text:span text:style-name="T2"><text:tab/>Radio</text:span></text:p>
      <text:p text:style-name="Table_20_Field"><text:tab/><text:tab/>Asset ID – Varchar 25</text:p>
      <text:p text:style-name="Table_20_Field"><text:tab/><text:tab/>Radio ID – Varchar4 <text:s text:c="2"/>DNNN – D = Department, N = Number</text:p>
      <text:p text:style-name="Table_20_Field"><text:tab/><text:tab/>Total Hours Used</text:p>
      <text:p text:style-name="Table_20_Field"><text:span text:style-name="T5"><text:tab/><text:tab/>Total Carries<text:tab/></text:span><text:span text:style-name="T2"><text:tab/></text:span></text:p>
      <text:p text:style-name="Table"><text:span text:style-name="T2"><text:tab/>Signed In</text:span></text:p>
      <text:p text:style-name="P1"><text:tab/><text:tab/>Radio ID</text:p>
      <text:p text:style-name="P1"><text:tab/><text:tab/>User ID</text:p>
      <text:p text:style-name="P1"><text:tab/><text:tab/>User Type</text:p>
      <text:p text:style-name="P1"><text:tab/><text:tab/>Signed in Time</text:p>
      <text:p text:style-name="P1"><text:tab/><text:tab/>In service State </text:p>
      <text:p text:style-name="Table"><text:span text:style-name="T2"><text:tab/>Log Book</text:span></text:p>
      <text:p text:style-name="P1"><text:tab/><text:tab/>National ID</text:p>
      <text:p text:style-name="P1"><text:tab/><text:tab/>Sign In Time</text:p>
      <text:p text:style-name="P1"><text:tab/><text:tab/>Sign Out Time</text:p>
      <text:p text:style-name="P1"><text:tab/><text:tab/>Radio ID</text:p>
      <text:p text:style-name="P1"><text:tab/><text:tab/>Total Incidents</text:p>
      <text:p text:style-name="Table"><text:span text:style-name="T2"><text:tab/>Shift Incidents </text:span></text:p>
      <text:p text:style-name="P1"><text:tab/><text:tab/>ID - Auto number</text:p>
      <text:p text:style-name="P1"><text:tab/><text:tab/>Active – True False</text:p>
      <text:p text:style-name="P1"><text:tab/><text:tab/>Backup Patroller on route with sled – True False</text:p>
      <text:p text:style-name="P1"><text:tab/><text:tab/>Type – varchar 10 – standard list: Curt ride, injury, Speed control, Parking lot, Rental, buses </text:p>
      <text:p text:style-name="P1"><text:tab/><text:tab/>Found – True/False</text:p>
      <text:p text:style-name="P1"><text:tab/><text:tab/>Destination – list add room, base, Demo center, Ambulance </text:p>
      <text:p text:style-name="P1"><text:tab/><text:tab/>Current Location – Geo Location data – Using fix geo data for some Locations in Geo Fenced area</text:p>
      <text:p text:style-name="Table"><text:tab/>Shift Incidents <text:s/>assigned </text:p>
      <text:p text:style-name="P1"><text:tab/><text:tab/>ID – Auto Number</text:p>
      <text:p text:style-name="P1"><text:soft-page-break/><text:tab/><text:tab/>Shift Incident ID – Large Int</text:p>
      <text:p text:style-name="P1"><text:tab/><text:tab/>User ID </text:p>
      <text:p text:style-name="P1"><text:tab/><text:tab/>Primary True/false</text:p>
      <text:p text:style-name="P1"><text:tab/><text:tab/>Backup True/False</text:p>
      <text:p text:style-name="P1"><text:tab/><text:span text:style-name="T2">Shift Injuries </text:span><text:tab/></text:p>
      <text:p text:style-name="P1"><text:tab/><text:tab/>ID – Auto Number </text:p>
      <text:p text:style-name="P1"><text:tab/><text:tab/>Shift Incident ID – large Int</text:p>
      <text:p text:style-name="P1"><text:tab/><text:tab/>Transport – list walkin, tobbogan</text:p>
      <text:p text:style-name="P1"><text:tab/><text:tab/>Patroller Transporting 1</text:p>
      <text:p text:style-name="P1"><text:tab/><text:tab/>Patroller Transporting 2</text:p>
      <text:p text:style-name="P1"><text:tab/><text:tab/>Equipment Carry</text:p>
      <text:p text:style-name="P1"><text:tab/><text:tab/></text:p>
      <text:p text:style-name="P1"><text:tab/>Hilltop Shifts</text:p>
      <text:p text:style-name="P1"><text:tab/><text:tab/>id</text:p>
      <text:p text:style-name="P1"><text:tab/><text:tab/>start Time</text:p>
      <text:p text:style-name="P1"><text:tab/><text:tab/>end Time</text:p>
      <text:p text:style-name="P1"><text:tab/><text:tab/>user ID</text:p>
      <text:p text:style-name="P1"><text:tab/><text:tab/></text:p>
      <text:p text:style-name="P1"><text:tab/>Aid Room </text:p>
      <text:p text:style-name="P1"><text:tab/><text:tab/>UserID</text:p>
      <text:p text:style-name="P1"><text:tab/>Doctors</text:p>
      <text:p text:style-name="P1"><text:tab/><text:tab/>Radio ID</text:p>
      <text:p text:style-name="P1"><text:tab/><text:tab/>Time in </text:p>
      <text:p text:style-name="P1"><text:tab/><text:tab/>Last know Location - </text:p>
      <text:p text:style-name="Table"><text:span text:style-name="T2"><text:tab/>Radio Geo Location - </text:span></text:p>
      <text:p text:style-name="Table_20_Field"><text:span text:style-name="T2"><text:tab/><text:tab/></text:span><text:span text:style-name="T5">Radio ID – large int</text:span></text:p>
      <text:p text:style-name="P1"><text:tab/><text:tab/>DateTime – datetime</text:p>
      <text:p text:style-name="P1"><text:tab/><text:tab/>Last known Location - Geo Location Data</text:p>
      <text:p text:style-name="Table"><text:span text:style-name="T2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>
      <style:paragraph-properties fo:line-height="115%" style:writing-mode="lr-tb"/>
      <style:text-properties style:font-name="Times New Roman" fo:font-size="11pt" fo:font-weight="bold" style:font-size-asian="10pt" style:font-weight-asian="normal" style:font-size-complex="10pt" style:font-weight-complex="normal"/>
    </style:style>
    <style:style style:name="Table_20_Field" style:display-name="Table Field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75in"/>
      </text:list-level-style-number>
      <text:list-level-style-number text:level="2" text:style-name="List1Level1" style:num-suffix="." style:num-format="a">
        <style:list-level-properties text:space-before="0.75in" text:min-label-width="0.75in"/>
      </text:list-level-style-number>
      <text:list-level-style-number text:level="3" text:style-name="List1Level2" style:num-suffix="." style:num-format="i">
        <style:list-level-properties text:min-label-width="2in" text:min-label-distance="0.6252in" fo:text-align="end"/>
      </text:list-level-style-number>
      <text:list-level-style-number text:level="4" text:style-name="List1Level3" style:num-suffix="." style:num-format="1">
        <style:list-level-properties text:space-before="1.75in" text:min-label-width="0.75in"/>
      </text:list-level-style-number>
      <text:list-level-style-number text:level="5" text:style-name="List1Level4" style:num-suffix="." style:num-format="a">
        <style:list-level-properties text:space-before="2.25in" text:min-label-width="0.75in"/>
      </text:list-level-style-number>
      <text:list-level-style-number text:level="6" text:style-name="List1Level5" style:num-suffix="." style:num-format="i">
        <style:list-level-properties text:min-label-width="3.5in" text:min-label-distance="0.6252in" fo:text-align="end"/>
      </text:list-level-style-number>
      <text:list-level-style-number text:level="7" text:style-name="List1Level6" style:num-suffix="." style:num-format="1">
        <style:list-level-properties text:space-before="3.25in" text:min-label-width="0.75in"/>
      </text:list-level-style-number>
      <text:list-level-style-number text:level="8" text:style-name="List1Level7" style:num-suffix="." style:num-format="a">
        <style:list-level-properties text:space-before="3.75in" text:min-label-width="0.75in"/>
      </text:list-level-style-number>
      <text:list-level-style-number text:level="9" text:style-name="List1Level8" style:num-suffix="." style:num-format="i">
        <style:list-level-properties text:min-label-width="5in" text:min-label-distance="0.6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Harold Clark</dc:creator>
    <meta:editing-cycles>2</meta:editing-cycles>
    <meta:document-statistic meta:table-count="0" meta:image-count="0" meta:object-count="0" meta:page-count="4" meta:paragraph-count="157" meta:word-count="689" meta:character-count="4201"/>
    <dc:date>2021-02-16T15:38:43</dc:date>
    <meta:editing-duration>PT2H38M8S</meta:editing-duration>
  </office:meta>
</office:document-meta>
</file>